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start-width="0.5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87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0.565cm" svg:y1="0.532cm" svg:x2="2.576cm" svg:y2="0.532cm">
          <text:p text:style-name="P2"/>
        </draw:line>
        <draw:line draw:style-name="gr1" draw:text-style-name="P1" draw:layer="layout" svg:x1="0.575cm" svg:y1="2.664cm" svg:x2="0.575cm" svg:y2="0.532cm">
          <text:p text:style-name="P2"/>
        </draw:line>
        <draw:line draw:style-name="gr1" draw:text-style-name="P1" draw:layer="layout" svg:x1="8.041cm" svg:y1="0.519cm" svg:x2="5.962cm" svg:y2="0.519cm">
          <text:p text:style-name="P2"/>
        </draw:line>
        <draw:line draw:style-name="gr1" draw:text-style-name="P1" draw:layer="layout" svg:x1="8.031cm" svg:y1="2.534cm" svg:x2="8.031cm" svg:y2="0.506cm">
          <text:p text:style-name="P2"/>
        </draw:line>
        <draw:line draw:style-name="gr1" draw:text-style-name="P1" draw:layer="layout" svg:x1="0.53cm" svg:y1="7.538cm" svg:x2="2.311cm" svg:y2="7.538cm">
          <text:p text:style-name="P2"/>
        </draw:line>
        <draw:line draw:style-name="gr1" draw:text-style-name="P1" draw:layer="layout" svg:x1="0.54cm" svg:y1="5.257cm" svg:x2="0.54cm" svg:y2="7.552cm">
          <text:p text:style-name="P2"/>
        </draw:line>
        <draw:line draw:style-name="gr1" draw:text-style-name="P1" draw:layer="layout" svg:x1="8.067cm" svg:y1="7.558cm" svg:x2="6.209cm" svg:y2="7.558cm">
          <text:p text:style-name="P2"/>
        </draw:line>
        <draw:line draw:style-name="gr1" draw:text-style-name="P1" draw:layer="layout" svg:x1="8.057cm" svg:y1="5.308cm" svg:x2="8.057cm" svg:y2="7.572cm">
          <text:p text:style-name="P2"/>
        </draw:line>
        <draw:frame draw:style-name="gr2" draw:layer="layout" svg:width="3.707cm" svg:height="0.963cm" svg:x="2.371cm" svg:y="0cm">
          <draw:text-box>
            <text:p text:style-name="P2">Subtraction</text:p>
          </draw:text-box>
        </draw:frame>
        <draw:frame draw:style-name="gr3" draw:text-style-name="P2" draw:layer="layout" svg:width="2.905cm" svg:height="1.129cm" draw:transform="rotate (1.5707963267946) translate (0.093cm 5.375cm)">
          <draw:text-box>
            <text:p text:style-name="P2">Addition</text:p>
          </draw:text-box>
        </draw:frame>
        <draw:frame draw:style-name="gr2" draw:text-style-name="P2" draw:layer="layout" svg:width="2.716cm" svg:height="0.963cm" draw:transform="rotate (-1.57079632679579) translate (8.606cm 2.716cm)">
          <draw:text-box>
            <text:p text:style-name="P2">Division</text:p>
          </draw:text-box>
        </draw:frame>
        <draw:frame draw:style-name="gr2" draw:layer="layout" svg:width="4.16cm" svg:height="0.963cm" svg:x="2.176cm" svg:y="7.037cm">
          <draw:text-box>
            <text:p text:style-name="P2">Multiplication</text:p>
          </draw:text-box>
        </draw:frame>
        <draw:frame draw:style-name="gr2" draw:layer="layout" svg:width="0.853cm" svg:height="0.963cm" svg:x="3.64cm" svg:y="3.367cm">
          <draw:text-box>
            <text:p text:style-name="P2">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5cm" fo:page-height="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meta:creation-date>2009-01-20T22:54:48</meta:creation-date>
    <dc:date>2009-01-30T06:56:31</dc:date>
    <dc:language>en-US</dc:language>
    <meta:editing-cycles>5</meta:editing-cycles>
    <meta:editing-duration>PT7H16M52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